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ing" svg:font-family="Timing" style:font-family-generic="roman" style:font-pitch="fixed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padding="0.0201in" fo:border-left="none" fo:border-right="none" fo:border-top="0.99pt solid #000000" fo:border-bottom="none"/>
      <style:text-properties officeooo:rsid="006507d5" officeooo:paragraph-rsid="006507d5"/>
    </style:style>
    <style:style style:name="P2" style:family="paragraph" style:parent-style-name="Standard">
      <style:text-properties officeooo:rsid="002058ff" officeooo:paragraph-rsid="002058ff"/>
    </style:style>
    <style:style style:name="P3" style:family="paragraph" style:parent-style-name="Standard">
      <style:text-properties officeooo:rsid="002058ff" officeooo:paragraph-rsid="0056efb2"/>
    </style:style>
    <style:style style:name="P4" style:family="paragraph" style:parent-style-name="Standard">
      <style:text-properties officeooo:rsid="002058ff" officeooo:paragraph-rsid="00721075"/>
    </style:style>
    <style:style style:name="P5" style:family="paragraph" style:parent-style-name="Standard">
      <style:text-properties officeooo:rsid="00211e65" officeooo:paragraph-rsid="004e29f7"/>
    </style:style>
    <style:style style:name="P6" style:family="paragraph" style:parent-style-name="Standard">
      <style:text-properties officeooo:rsid="00211e65" officeooo:paragraph-rsid="007e218f"/>
    </style:style>
    <style:style style:name="P7" style:family="paragraph" style:parent-style-name="Standard">
      <style:text-properties officeooo:rsid="00211e65" officeooo:paragraph-rsid="00831cc1"/>
    </style:style>
    <style:style style:name="P8" style:family="paragraph" style:parent-style-name="Standard">
      <style:text-properties officeooo:rsid="00211e65" officeooo:paragraph-rsid="0084c5ea"/>
    </style:style>
    <style:style style:name="P9" style:family="paragraph" style:parent-style-name="Standard">
      <style:text-properties officeooo:rsid="00211e65" officeooo:paragraph-rsid="00878982"/>
    </style:style>
    <style:style style:name="P10" style:family="paragraph" style:parent-style-name="Standard">
      <style:text-properties officeooo:rsid="00211e65" officeooo:paragraph-rsid="00892a75"/>
    </style:style>
    <style:style style:name="P11" style:family="paragraph" style:parent-style-name="Standard">
      <style:text-properties officeooo:rsid="00211e65" officeooo:paragraph-rsid="008ae85b"/>
    </style:style>
    <style:style style:name="P12" style:family="paragraph" style:parent-style-name="Standard">
      <style:text-properties officeooo:rsid="00211e65" officeooo:paragraph-rsid="008eb382"/>
    </style:style>
    <style:style style:name="P13" style:family="paragraph" style:parent-style-name="Standard">
      <style:text-properties officeooo:rsid="00211e65" officeooo:paragraph-rsid="008f5992"/>
    </style:style>
    <style:style style:name="P14" style:family="paragraph" style:parent-style-name="Standard">
      <style:text-properties officeooo:rsid="00211e65" officeooo:paragraph-rsid="00908ab4"/>
    </style:style>
    <style:style style:name="P15" style:family="paragraph" style:parent-style-name="Standard">
      <style:text-properties officeooo:rsid="00211e65" officeooo:paragraph-rsid="009f6421"/>
    </style:style>
    <style:style style:name="P16" style:family="paragraph" style:parent-style-name="Standard">
      <style:text-properties officeooo:rsid="00211e65" officeooo:paragraph-rsid="00a079d4"/>
    </style:style>
    <style:style style:name="P17" style:family="paragraph" style:parent-style-name="Standard">
      <style:text-properties officeooo:rsid="00211e65" officeooo:paragraph-rsid="00a3cf90"/>
    </style:style>
    <style:style style:name="P18" style:family="paragraph" style:parent-style-name="Standard">
      <style:text-properties officeooo:rsid="00211e65" officeooo:paragraph-rsid="00a7e7be"/>
    </style:style>
    <style:style style:name="P19" style:family="paragraph" style:parent-style-name="Standard">
      <style:text-properties officeooo:rsid="00211e65" officeooo:paragraph-rsid="00aa6d76"/>
    </style:style>
    <style:style style:name="P20" style:family="paragraph" style:parent-style-name="Standard">
      <style:text-properties fo:color="#a33e03" officeooo:rsid="00211e65" officeooo:paragraph-rsid="004e29f7"/>
    </style:style>
    <style:style style:name="P21" style:family="paragraph" style:parent-style-name="Standard">
      <style:text-properties fo:color="#a33e03" officeooo:rsid="00211e65" officeooo:paragraph-rsid="00721075"/>
    </style:style>
    <style:style style:name="P22" style:family="paragraph" style:parent-style-name="Standard">
      <style:text-properties fo:color="#a33e03" officeooo:rsid="00211e65" officeooo:paragraph-rsid="00878982"/>
    </style:style>
    <style:style style:name="P23" style:family="paragraph" style:parent-style-name="Standard">
      <style:text-properties fo:color="#a33e03" officeooo:rsid="00211e65" officeooo:paragraph-rsid="009f6421"/>
    </style:style>
    <style:style style:name="P24" style:family="paragraph" style:parent-style-name="Standard">
      <style:text-properties fo:color="#a33e03" officeooo:rsid="00211e65" officeooo:paragraph-rsid="00a60f7d"/>
    </style:style>
    <style:style style:name="P25" style:family="paragraph" style:parent-style-name="Standard">
      <style:text-properties style:font-name="Timing" officeooo:rsid="002058ff" officeooo:paragraph-rsid="0044d68b"/>
    </style:style>
    <style:style style:name="P26" style:family="paragraph" style:parent-style-name="Standard">
      <style:text-properties style:font-name="Timing" fo:font-style="italic" officeooo:rsid="002c49bf" officeooo:paragraph-rsid="00721075" style:font-style-asian="italic" style:font-style-complex="italic"/>
    </style:style>
    <style:style style:name="P27" style:family="paragraph" style:parent-style-name="Standard">
      <style:text-properties officeooo:rsid="00745ec3" officeooo:paragraph-rsid="00745ec3"/>
    </style:style>
    <style:style style:name="P28" style:family="paragraph" style:parent-style-name="Standard">
      <style:text-properties officeooo:rsid="004cae38" officeooo:paragraph-rsid="008f5992"/>
    </style:style>
    <style:style style:name="P29" style:family="paragraph" style:parent-style-name="Standard">
      <style:text-properties officeooo:rsid="003e2dc2" officeooo:paragraph-rsid="003e2dc2"/>
    </style:style>
    <style:style style:name="P30" style:family="paragraph" style:parent-style-name="Standard">
      <style:paragraph-properties fo:break-before="page"/>
      <style:text-properties officeooo:rsid="00721075" officeooo:paragraph-rsid="00721075"/>
    </style:style>
    <style:style style:name="P31" style:family="paragraph" style:parent-style-name="Standard">
      <style:text-properties style:font-name="Liberation Serif" fo:font-style="normal" officeooo:rsid="002c49bf" officeooo:paragraph-rsid="0084c5ea" style:font-style-asian="normal" style:font-style-complex="normal"/>
    </style:style>
    <style:style style:name="P32" style:family="paragraph" style:parent-style-name="Standard">
      <style:text-properties style:font-name="Liberation Serif" fo:font-style="normal" officeooo:rsid="002c49bf" officeooo:paragraph-rsid="00addc92" style:font-style-asian="normal" style:font-style-complex="normal"/>
    </style:style>
    <style:style style:name="P33" style:family="paragraph" style:parent-style-name="Standard">
      <style:text-properties style:font-name="Liberation Serif" fo:font-style="normal" officeooo:rsid="00abe8a9" officeooo:paragraph-rsid="00abe8a9" style:font-style-asian="normal" style:font-style-complex="normal"/>
    </style:style>
    <style:style style:name="P34" style:family="paragraph" style:parent-style-name="Standard">
      <style:text-properties officeooo:rsid="00211e65" officeooo:paragraph-rsid="00addc92"/>
    </style:style>
    <style:style style:name="P35" style:family="paragraph" style:parent-style-name="Standard">
      <style:text-properties officeooo:rsid="00211e65" officeooo:paragraph-rsid="00ae4f09"/>
    </style:style>
    <style:style style:name="P36" style:family="paragraph" style:parent-style-name="Standard">
      <style:text-properties officeooo:rsid="00211e65" officeooo:paragraph-rsid="00af0c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f98f3" style:font-weight-asian="bold" style:font-weight-complex="bold"/>
    </style:style>
    <style:style style:name="T3" style:family="text">
      <style:text-properties style:font-name="Timing"/>
    </style:style>
    <style:style style:name="T4" style:family="text">
      <style:text-properties style:font-name="Timing" officeooo:rsid="00216d46"/>
    </style:style>
    <style:style style:name="T5" style:family="text">
      <style:text-properties style:font-name="Timing" officeooo:rsid="0021eb88"/>
    </style:style>
    <style:style style:name="T6" style:family="text">
      <style:text-properties style:font-name="Timing" officeooo:rsid="0023a38a"/>
    </style:style>
    <style:style style:name="T7" style:family="text">
      <style:text-properties style:font-name="Timing" officeooo:rsid="00254999"/>
    </style:style>
    <style:style style:name="T8" style:family="text">
      <style:text-properties style:font-name="Timing" officeooo:rsid="002773a2"/>
    </style:style>
    <style:style style:name="T9" style:family="text">
      <style:text-properties style:font-name="Timing" officeooo:rsid="00290877"/>
    </style:style>
    <style:style style:name="T10" style:family="text">
      <style:text-properties style:font-name="Timing" officeooo:rsid="002b1d95"/>
    </style:style>
    <style:style style:name="T11" style:family="text">
      <style:text-properties style:font-name="Timing" officeooo:rsid="002c024c"/>
    </style:style>
    <style:style style:name="T12" style:family="text">
      <style:text-properties style:font-name="Timing" officeooo:rsid="00339c53"/>
    </style:style>
    <style:style style:name="T13" style:family="text">
      <style:text-properties style:font-name="Timing" officeooo:rsid="0034bd5b"/>
    </style:style>
    <style:style style:name="T14" style:family="text">
      <style:text-properties style:font-name="Timing" officeooo:rsid="0035f1cd"/>
    </style:style>
    <style:style style:name="T15" style:family="text">
      <style:text-properties style:font-name="Timing" officeooo:rsid="0035f258"/>
    </style:style>
    <style:style style:name="T16" style:family="text">
      <style:text-properties style:font-name="Timing" officeooo:rsid="00379bd4"/>
    </style:style>
    <style:style style:name="T17" style:family="text">
      <style:text-properties style:font-name="Timing" officeooo:rsid="00380f7c"/>
    </style:style>
    <style:style style:name="T18" style:family="text">
      <style:text-properties style:font-name="Timing" officeooo:rsid="003b60f9"/>
    </style:style>
    <style:style style:name="T19" style:family="text">
      <style:text-properties style:font-name="Timing" officeooo:rsid="003cd798"/>
    </style:style>
    <style:style style:name="T20" style:family="text">
      <style:text-properties style:font-name="Timing" officeooo:rsid="003d87a5"/>
    </style:style>
    <style:style style:name="T21" style:family="text">
      <style:text-properties style:font-name="Timing" officeooo:rsid="0040b500"/>
    </style:style>
    <style:style style:name="T22" style:family="text">
      <style:text-properties style:font-name="Timing" officeooo:rsid="00418d19"/>
    </style:style>
    <style:style style:name="T23" style:family="text">
      <style:text-properties style:font-name="Timing" officeooo:rsid="0044d68b"/>
    </style:style>
    <style:style style:name="T24" style:family="text">
      <style:text-properties style:font-name="Timing" officeooo:rsid="00459e06"/>
    </style:style>
    <style:style style:name="T25" style:family="text">
      <style:text-properties style:font-name="Timing" officeooo:rsid="00481b42"/>
    </style:style>
    <style:style style:name="T26" style:family="text">
      <style:text-properties style:font-name="Timing" officeooo:rsid="004a9901"/>
    </style:style>
    <style:style style:name="T27" style:family="text">
      <style:text-properties style:font-name="Timing" officeooo:rsid="004cae38"/>
    </style:style>
    <style:style style:name="T28" style:family="text">
      <style:text-properties style:font-name="Timing" officeooo:rsid="004cefa2"/>
    </style:style>
    <style:style style:name="T29" style:family="text">
      <style:text-properties style:font-name="Timing" officeooo:rsid="004d9750"/>
    </style:style>
    <style:style style:name="T30" style:family="text">
      <style:text-properties style:font-name="Timing" officeooo:rsid="004f4b26"/>
    </style:style>
    <style:style style:name="T31" style:family="text">
      <style:text-properties style:font-name="Timing" officeooo:rsid="005885aa"/>
    </style:style>
    <style:style style:name="T32" style:family="text">
      <style:text-properties style:font-name="Timing" officeooo:rsid="00588c69"/>
    </style:style>
    <style:style style:name="T33" style:family="text">
      <style:text-properties style:font-name="Timing" officeooo:rsid="0064ea5a"/>
    </style:style>
    <style:style style:name="T34" style:family="text">
      <style:text-properties style:font-name="Timing" officeooo:rsid="00742e75"/>
    </style:style>
    <style:style style:name="T35" style:family="text">
      <style:text-properties style:font-name="Timing" officeooo:rsid="00764088"/>
    </style:style>
    <style:style style:name="T36" style:family="text">
      <style:text-properties style:font-name="Timing" officeooo:rsid="007659a3"/>
    </style:style>
    <style:style style:name="T37" style:family="text">
      <style:text-properties style:font-name="Timing" officeooo:rsid="0076f64a"/>
    </style:style>
    <style:style style:name="T38" style:family="text">
      <style:text-properties style:font-name="Timing" officeooo:rsid="00774dde"/>
    </style:style>
    <style:style style:name="T39" style:family="text">
      <style:text-properties style:font-name="Timing" officeooo:rsid="007bc5a6"/>
    </style:style>
    <style:style style:name="T40" style:family="text">
      <style:text-properties style:font-name="Timing" officeooo:rsid="007bc677"/>
    </style:style>
    <style:style style:name="T41" style:family="text">
      <style:text-properties style:font-name="Timing" officeooo:rsid="007c4e16"/>
    </style:style>
    <style:style style:name="T42" style:family="text">
      <style:text-properties style:font-name="Timing" officeooo:rsid="007c521a"/>
    </style:style>
    <style:style style:name="T43" style:family="text">
      <style:text-properties style:font-name="Timing" officeooo:rsid="007e218f"/>
    </style:style>
    <style:style style:name="T44" style:family="text">
      <style:text-properties style:font-name="Timing" officeooo:rsid="007fadea"/>
    </style:style>
    <style:style style:name="T45" style:family="text">
      <style:text-properties style:font-name="Timing" officeooo:rsid="0080c048"/>
    </style:style>
    <style:style style:name="T46" style:family="text">
      <style:text-properties style:font-name="Timing" officeooo:rsid="0081fcec"/>
    </style:style>
    <style:style style:name="T47" style:family="text">
      <style:text-properties style:font-name="Timing" officeooo:rsid="0084c5ea"/>
    </style:style>
    <style:style style:name="T48" style:family="text">
      <style:text-properties style:font-name="Timing" officeooo:rsid="00866869"/>
    </style:style>
    <style:style style:name="T49" style:family="text">
      <style:text-properties style:font-name="Timing" officeooo:rsid="008ae85b"/>
    </style:style>
    <style:style style:name="T50" style:family="text">
      <style:text-properties style:font-name="Timing" officeooo:rsid="008ddb63"/>
    </style:style>
    <style:style style:name="T51" style:family="text">
      <style:text-properties style:font-name="Timing" officeooo:rsid="008de4c0"/>
    </style:style>
    <style:style style:name="T52" style:family="text">
      <style:text-properties style:font-name="Timing" officeooo:rsid="008eb382"/>
    </style:style>
    <style:style style:name="T53" style:family="text">
      <style:text-properties style:font-name="Timing" officeooo:rsid="008f5992"/>
    </style:style>
    <style:style style:name="T54" style:family="text">
      <style:text-properties style:font-name="Timing" officeooo:rsid="008fd5e6"/>
    </style:style>
    <style:style style:name="T55" style:family="text">
      <style:text-properties style:font-name="Timing" officeooo:rsid="00961dfd"/>
    </style:style>
    <style:style style:name="T56" style:family="text">
      <style:text-properties style:font-name="Timing" officeooo:rsid="00982f89"/>
    </style:style>
    <style:style style:name="T57" style:family="text">
      <style:text-properties style:font-name="Timing" officeooo:rsid="00a079d4"/>
    </style:style>
    <style:style style:name="T58" style:family="text">
      <style:text-properties style:font-name="Timing" officeooo:rsid="00a0eb0e"/>
    </style:style>
    <style:style style:name="T59" style:family="text">
      <style:text-properties style:font-name="Timing" officeooo:rsid="00a3cf90"/>
    </style:style>
    <style:style style:name="T60" style:family="text">
      <style:text-properties style:font-name="Timing" officeooo:rsid="00a6b69b"/>
    </style:style>
    <style:style style:name="T61" style:family="text">
      <style:text-properties style:font-name="Timing" officeooo:rsid="00a7e7be"/>
    </style:style>
    <style:style style:name="T62" style:family="text">
      <style:text-properties style:font-name="Timing" officeooo:rsid="00ae4f09"/>
    </style:style>
    <style:style style:name="T63" style:family="text">
      <style:text-properties style:font-name="Timing" officeooo:rsid="00af0c41"/>
    </style:style>
    <style:style style:name="T64" style:family="text">
      <style:text-properties officeooo:rsid="00216d46"/>
    </style:style>
    <style:style style:name="T65" style:family="text">
      <style:text-properties officeooo:rsid="0021eb88"/>
    </style:style>
    <style:style style:name="T66" style:family="text">
      <style:text-properties officeooo:rsid="00226716"/>
    </style:style>
    <style:style style:name="T67" style:family="text">
      <style:text-properties officeooo:rsid="002b1d95"/>
    </style:style>
    <style:style style:name="T68" style:family="text">
      <style:text-properties officeooo:rsid="002c49bf"/>
    </style:style>
    <style:style style:name="T69" style:family="text">
      <style:text-properties fo:font-style="italic" officeooo:rsid="002b1d95" style:font-style-asian="italic" style:font-style-complex="italic"/>
    </style:style>
    <style:style style:name="T70" style:family="text">
      <style:text-properties fo:font-style="italic" officeooo:rsid="002c49bf" style:font-style-asian="italic" style:font-style-complex="italic"/>
    </style:style>
    <style:style style:name="T71" style:family="text">
      <style:text-properties fo:font-style="normal" officeooo:rsid="002c49bf" style:font-style-asian="normal" style:font-style-complex="normal"/>
    </style:style>
    <style:style style:name="T72" style:family="text">
      <style:text-properties fo:font-style="normal" officeooo:rsid="0048e6af" style:font-style-asian="normal" style:font-style-complex="normal"/>
    </style:style>
    <style:style style:name="T73" style:family="text">
      <style:text-properties officeooo:rsid="005f98f3"/>
    </style:style>
    <style:style style:name="T74" style:family="text">
      <style:text-properties officeooo:rsid="00742e75"/>
    </style:style>
    <style:style style:name="T75" style:family="text">
      <style:text-properties officeooo:rsid="0078f1c5"/>
    </style:style>
    <style:style style:name="T76" style:family="text">
      <style:text-properties officeooo:rsid="00831cc1"/>
    </style:style>
    <style:style style:name="T77" style:family="text">
      <style:text-properties officeooo:rsid="0084c5ea"/>
    </style:style>
    <style:style style:name="T78" style:family="text">
      <style:text-properties officeooo:rsid="008ae85b"/>
    </style:style>
    <style:style style:name="T79" style:family="text">
      <style:text-properties officeooo:rsid="008ddb63"/>
    </style:style>
    <style:style style:name="T80" style:family="text">
      <style:text-properties fo:color="#a33e03"/>
    </style:style>
    <style:style style:name="T81" style:family="text">
      <style:text-properties fo:color="#a33e03" fo:font-style="italic" officeooo:rsid="002b1d95" style:font-style-asian="italic" style:font-style-complex="italic"/>
    </style:style>
    <style:style style:name="T82" style:family="text">
      <style:text-properties fo:color="#a33e03" style:font-name="Timing"/>
    </style:style>
    <style:style style:name="T83" style:family="text">
      <style:text-properties fo:color="#a33e03" style:font-name="Timing" officeooo:rsid="002b1d95"/>
    </style:style>
    <style:style style:name="T84" style:family="text">
      <style:text-properties fo:color="#a33e03" style:font-name="Timing" officeooo:rsid="002c024c"/>
    </style:style>
    <style:style style:name="T85" style:family="text">
      <style:text-properties officeooo:rsid="00a079d4"/>
    </style:style>
    <style:style style:name="T86" style:family="text">
      <style:text-properties officeooo:rsid="00a3cf90"/>
    </style:style>
    <style:style style:name="T87" style:family="text">
      <style:text-properties officeooo:rsid="00a7e7be"/>
    </style:style>
    <style:style style:name="T88" style:family="text">
      <style:text-properties officeooo:rsid="00addc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lock RAM</text:h>
      <text:p text:style-name="P2">Block RAM uses synchronous read, whose signals are asynchronously decoded from <text:span text:style-name="T1">opcode</text:span>.</text:p>
      <text:p text:style-name="P2">Synchronous opcode decoding sets up the sources for various registers. For example, <text:span text:style-name="T1">new_T</text:span> indicates that <text:span text:style-name="T1">T</text:span> is to be loaded from 1 of 16 sources.</text:p>
      <text:p text:style-name="P29"/>
      <text:p text:style-name="P29">DROP followed by DUP:</text:p>
      <text:p text:style-name="P2"/>
      <text:p text:style-name="P15">Opcode<text:tab/><text:span text:style-name="T3">??.1plus).</text:span><text:span text:style-name="T13">SWAP</text:span><text:span text:style-name="T3">.).plus.).</text:span><text:span text:style-name="T18">DUP..</text:span><text:span text:style-name="T3">).....................</text:span></text:p>
      <text:p text:style-name="P15">T_src<text:tab/><text:tab/><text:span text:style-name="T3">...none.).</text:span><text:span text:style-name="T4">TpImm</text:span><text:span text:style-name="T3">)..</text:span><text:span text:style-name="T14">n..</text:span><text:span text:style-name="T4">.)</text:span><text:span text:style-name="T3">.</text:span><text:span text:style-name="T4">Tp</text:span><text:span text:style-name="T8">n..</text:span><text:span text:style-name="T3">)...</text:span><text:span text:style-name="T19">none.....</text:span><text:span text:style-name="T3">.........</text:span></text:p>
      <text:p text:style-name="P15"><text:span text:style-name="T64">T</text:span><text:tab/><text:tab/><text:span text:style-name="T3">.....5.........)..</text:span><text:span text:style-name="T4">6...</text:span><text:span text:style-name="T15">)</text:span><text:span text:style-name="T4">.</text:span><text:span text:style-name="T15">123</text:span><text:span text:style-name="T4">..</text:span><text:span text:style-name="T8">)...</text:span><text:span text:style-name="T9">12</text:span><text:span text:style-name="T15">9.</text:span><text:span text:style-name="T9">.</text:span><text:span text:style-name="T15">.......</text:span><text:span text:style-name="T3">......</text:span></text:p>
      <text:p text:style-name="P15"><text:span text:style-name="T66">N</text:span>_src<text:tab/><text:tab/><text:span text:style-name="T3">...none........).</text:span><text:span text:style-name="T4">.</text:span><text:span text:style-name="T6">t...</text:span><text:span text:style-name="T3">).</text:span><text:span text:style-name="T16">RAM..)..</text:span><text:span text:style-name="T20">t...).</text:span><text:span text:style-name="T4">none...</text:span><text:span text:style-name="T3">......</text:span></text:p>
      <text:p text:style-name="P15"><text:span text:style-name="T66">N</text:span><text:tab/><text:tab/><text:span text:style-name="T3">.....</text:span><text:span text:style-name="T12">123</text:span><text:span text:style-name="T3">..............)..</text:span><text:span text:style-name="T7">6.</text:span><text:span text:style-name="T21">.</text:span><text:span text:style-name="T7">.</text:span><text:span text:style-name="T24">).321</text:span><text:span text:style-name="T4">..</text:span><text:span text:style-name="T15">)</text:span><text:span text:style-name="T4">..</text:span><text:span text:style-name="T20">129.</text:span><text:span text:style-name="T15">.</text:span><text:span text:style-name="T22">.</text:span><text:span text:style-name="T3">......</text:span></text:p>
      <text:p text:style-name="P16"><text:span text:style-name="T65">WR</text:span>_src <text:s/><text:tab/><text:span text:style-name="T3">??.........none..............).</text:span><text:span text:style-name="T4">.</text:span><text:span text:style-name="T5">n...</text:span><text:span text:style-name="T3">).</text:span><text:span text:style-name="T4">none..</text:span><text:span text:style-name="T22">.</text:span><text:span text:style-name="T3">......</text:span></text:p>
      <text:p text:style-name="P16"><text:span text:style-name="T65">WR</text:span>_<text:span text:style-name="T85">dest</text:span> <text:s/><text:tab/><text:span text:style-name="T3">??.........none..............).</text:span><text:span text:style-name="T57">miSP</text:span><text:span text:style-name="T5">.</text:span><text:span text:style-name="T3">).</text:span><text:span text:style-name="T4">none..</text:span><text:span text:style-name="T22">.</text:span><text:span text:style-name="T3">......</text:span></text:p>
      <text:p text:style-name="P16"><text:span text:style-name="T81">RAM_read</text:span><text:span text:style-name="T80"><text:tab/></text:span><text:span text:style-name="T82">-------------------/</text:span><text:span text:style-name="T83">===</text:span><text:span text:style-name="T84">\---------------------------</text:span></text:p>
      <text:p text:style-name="P23"><text:span text:style-name="T70">RAM_raddr</text:span><text:tab/><text:span text:style-name="T3">???????????????????.</text:span><text:span text:style-name="T25">SP.</text:span><text:span text:style-name="T3">????????????????????????????</text:span></text:p>
      <text:p text:style-name="P15"><text:span text:style-name="T68">RAM_q</text:span><text:tab/><text:span text:style-name="T3">?????????????????????????.</text:span><text:span text:style-name="T17">321</text:span><text:span text:style-name="T3">.?????????????????????</text:span></text:p>
      <text:p text:style-name="P11"><text:span text:style-name="T78">SPinc<text:tab/><text:tab/></text:span><text:span text:style-name="T3">-----------------------/</text:span><text:span text:style-name="T10">=</text:span><text:span text:style-name="T49">===</text:span><text:span text:style-name="T10">==</text:span><text:span text:style-name="T11">\--------------------</text:span></text:p>
      <text:p text:style-name="P15"><text:span text:style-name="T79">SP</text:span><text:tab/><text:tab/><text:span text:style-name="T3">...............</text:span><text:span text:style-name="T51">40</text:span><text:span text:style-name="T3">............</text:span><text:span text:style-name="T50">)</text:span><text:span text:style-name="T3">.....</text:span><text:span text:style-name="T51">41....</text:span><text:span text:style-name="T3">..</text:span><text:span text:style-name="T52">)</text:span><text:span text:style-name="T3">.</text:span><text:span text:style-name="T15">...</text:span><text:span text:style-name="T55">40</text:span><text:span text:style-name="T15">.</text:span></text:p>
      <text:p text:style-name="P12"><text:span text:style-name="T67">RAM_write</text:span><text:tab/><text:span text:style-name="T3">-------------------------------------/</text:span><text:span text:style-name="T10">===</text:span><text:span text:style-name="T30">=</text:span><text:span text:style-name="T10">==</text:span><text:span text:style-name="T11">\------</text:span></text:p>
      <text:p text:style-name="P15"><text:span text:style-name="T71">RAM_</text:span><text:span text:style-name="T72">w</text:span><text:span text:style-name="T71">addr</text:span><text:tab/><text:span text:style-name="T3">?????????????????????????????????????..</text:span><text:span text:style-name="T58">40..</text:span><text:span text:style-name="T25">.</text:span><text:span text:style-name="T3">???????</text:span></text:p>
      <text:p text:style-name="P15"><text:span text:style-name="T71">RAM_d</text:span><text:tab/><text:span text:style-name="T3">?????????????????????????????????????</text:span><text:span text:style-name="T23">..</text:span><text:span text:style-name="T26">321.</text:span><text:span text:style-name="T3">.???????</text:span></text:p>
      <text:p text:style-name="P25"/>
      <text:p text:style-name="P28">DUP followed by DROP: <text:span text:style-name="T73">To prevent DROP’s read from occurring before DUP’s write, “WR_src” must be “none” to allow decoding when is a read is expected. If single-port RAM is used, decoding must also be held off while </text:span><text:span text:style-name="T2">RAM_write</text:span><text:span text:style-name="T73"> is high.</text:span></text:p>
      <text:p text:style-name="P3"/>
      <text:p text:style-name="P13">Opcode<text:tab/><text:span text:style-name="T3">??.1plus).</text:span><text:span text:style-name="T27">DU</text:span><text:span text:style-name="T13">P.</text:span><text:span text:style-name="T3">.)....</text:span><text:span text:style-name="T18">D</text:span><text:span text:style-name="T27">ROP..</text:span><text:span text:style-name="T3">.......</text:span><text:span text:style-name="T27">..</text:span><text:span text:style-name="T18">.</text:span><text:span text:style-name="T3">)..............</text:span></text:p>
      <text:p text:style-name="P13">T_src<text:tab/><text:tab/><text:span text:style-name="T3">...none.).</text:span><text:span text:style-name="T4">TpImm</text:span><text:span text:style-name="T3">)....</text:span><text:span text:style-name="T28">none..</text:span><text:span text:style-name="T3">.......</text:span><text:span text:style-name="T28">..</text:span><text:span text:style-name="T4">.)</text:span><text:span text:style-name="T3">..</text:span><text:span text:style-name="T28">n.</text:span><text:span text:style-name="T8">..</text:span><text:span text:style-name="T3">)..</text:span><text:span text:style-name="T19">none.</text:span></text:p>
      <text:p text:style-name="P13"><text:span text:style-name="T64">T</text:span><text:tab/><text:tab/><text:span text:style-name="T3">.....5.........).....6.............................</text:span></text:p>
      <text:p text:style-name="P13"><text:span text:style-name="T66">N</text:span>_src<text:tab/><text:tab/><text:span text:style-name="T3">...none........)..</text:span><text:span text:style-name="T6">t...</text:span><text:span text:style-name="T32">)</text:span><text:span text:style-name="T3">.none........).</text:span><text:span text:style-name="T16">RAM..)..</text:span><text:span text:style-name="T4">none.</text:span></text:p>
      <text:p text:style-name="P13"><text:span text:style-name="T66">N</text:span><text:tab/><text:tab/><text:span text:style-name="T3">.......123............).....6...........</text:span><text:span text:style-name="T33">.</text:span><text:span text:style-name="T4">..</text:span><text:span text:style-name="T15">)</text:span><text:span text:style-name="T4">..</text:span><text:span text:style-name="T20">12</text:span><text:span text:style-name="T33">3</text:span><text:span text:style-name="T15">.</text:span><text:span text:style-name="T22">.</text:span></text:p>
      <text:p text:style-name="P17"><text:span text:style-name="T65">WR</text:span>_src <text:s/><text:tab/><text:span text:style-name="T3">??........none.).</text:span><text:span text:style-name="T4">.</text:span><text:span text:style-name="T5">n...</text:span><text:span text:style-name="T3">).</text:span><text:span text:style-name="T4">none.</text:span><text:span text:style-name="T3">......................</text:span></text:p>
      <text:p text:style-name="P17"><text:span text:style-name="T65">WR</text:span>_<text:span text:style-name="T86">dest</text:span> <text:tab/><text:span text:style-name="T3">??........none.).</text:span><text:span text:style-name="T59">miSP</text:span><text:span text:style-name="T5">.</text:span><text:span text:style-name="T3">).</text:span><text:span text:style-name="T4">none.</text:span><text:span text:style-name="T3">......................</text:span></text:p>
      <text:p text:style-name="P18"><text:span text:style-name="T87">held<text:tab/></text:span><text:tab/><text:span text:style-name="T3">----------------/</text:span><text:span text:style-name="T10">=</text:span><text:span text:style-name="T29">=</text:span><text:span text:style-name="T10">==</text:span><text:span text:style-name="T61">=======</text:span><text:span text:style-name="T10">==</text:span><text:span text:style-name="T11">\--------------------</text:span></text:p>
      <text:p text:style-name="P18"><text:span text:style-name="T67">RAM_write</text:span><text:tab/><text:span text:style-name="T3">-----------------------/</text:span><text:span text:style-name="T10">=</text:span><text:span text:style-name="T29">=</text:span><text:span text:style-name="T10">====</text:span><text:span text:style-name="T11">\--------------------</text:span></text:p>
      <text:p text:style-name="P18"><text:span text:style-name="T71">RAM_</text:span><text:span text:style-name="T72">w</text:span><text:span text:style-name="T71">addr</text:span><text:tab/><text:span text:style-name="T3">???????????????????????..</text:span><text:span text:style-name="T59">3F..</text:span><text:span text:style-name="T25">.</text:span><text:span text:style-name="T3">?????????????????????</text:span></text:p>
      <text:p text:style-name="P14"><text:span text:style-name="T71">RAM_d</text:span><text:tab/><text:span text:style-name="T3">???????????????????????</text:span><text:span text:style-name="T23">..</text:span><text:span text:style-name="T31">123</text:span><text:span text:style-name="T26">.</text:span><text:span text:style-name="T3">.?????????????????????</text:span></text:p>
      <text:p text:style-name="P20"><text:span text:style-name="T69">RAM_read</text:span><text:tab/><text:span text:style-name="T3">-------------------/</text:span><text:span text:style-name="T10">=</text:span><text:span text:style-name="T53">==============</text:span><text:span text:style-name="T10">==</text:span><text:span text:style-name="T11">\-------------</text:span></text:p>
      <text:p text:style-name="P24"><text:span text:style-name="T70">RAM_raddr</text:span><text:tab/><text:span text:style-name="T3">............40...............).3F....?..</text:span><text:span text:style-name="T60">40</text:span><text:span text:style-name="T3">..</text:span><text:span text:style-name="T52">?</text:span><text:span text:style-name="T3">..</text:span><text:span text:style-name="T56">40..</text:span></text:p>
      <text:p text:style-name="P5"><text:span text:style-name="T68">RAM_q</text:span><text:tab/><text:span text:style-name="T3">???????????????????????????????????????.</text:span><text:span text:style-name="T33">123</text:span><text:span text:style-name="T3">.???????</text:span></text:p>
      <text:p text:style-name="P13"><text:span text:style-name="T78">SPinc<text:tab/><text:tab/></text:span><text:span text:style-name="T3">-------------------------------------/</text:span><text:span text:style-name="T10">=</text:span><text:span text:style-name="T49">===</text:span><text:span text:style-name="T10">==</text:span><text:span text:style-name="T11">\------</text:span></text:p>
      <text:p text:style-name="P13"><text:span text:style-name="T79">SP</text:span><text:tab/><text:tab/><text:span text:style-name="T3">................</text:span><text:span text:style-name="T51">40....</text:span><text:span text:style-name="T3">.......</text:span><text:span text:style-name="T50">)</text:span><text:span text:style-name="T3">.....</text:span><text:span text:style-name="T54">3F</text:span><text:span text:style-name="T3">......</text:span><text:span text:style-name="T52">)</text:span><text:span text:style-name="T3">...</text:span><text:span text:style-name="T56">40..</text:span></text:p>
      <text:p text:style-name="P30">Fetch needs T before it can start a read. <text:span text:style-name="T74">@+ ( a – a+4 n ).</text:span></text:p>
      <text:p text:style-name="P27">The fetch state checks T and fetches from ROM space <text:span text:style-name="T75">(instead) </text:span>if necessary.</text:p>
      <text:p text:style-name="P4"/>
      <text:p text:style-name="P8"><text:span text:style-name="T74">state<text:tab/></text:span><text:tab/><text:span text:style-name="T34">..execute......)fetch.)execut)fetch</text:span><text:span text:style-name="T46">.</text:span><text:span text:style-name="T34">)fetch</text:span><text:span text:style-name="T47">c</text:span><text:span text:style-name="T34">)fetch</text:span><text:span text:style-name="T47">c</text:span><text:span text:style-name="T34">)</text:span><text:span text:style-name="T47">execute</text:span><text:span text:style-name="T3">.</text:span></text:p>
      <text:p text:style-name="P10">Opcode<text:tab/><text:span text:style-name="T3">??.1plus).FETCH</text:span><text:span text:style-name="T34">p.</text:span><text:span text:style-name="T3">...</text:span><text:span text:style-name="T18">.</text:span><text:span text:style-name="T3">.</text:span><text:span text:style-name="T38">).</text:span><text:span text:style-name="T3">FETCH......</text:span><text:span text:style-name="T40">....</text:span><text:span text:style-name="T3">...........</text:span><text:span text:style-name="T48">)....</text:span><text:span text:style-name="T19">..</text:span><text:span text:style-name="T3">..</text:span></text:p>
      <text:p text:style-name="P10">T_src<text:tab/><text:tab/><text:span text:style-name="T3">...none.).</text:span><text:span text:style-name="T4">TpImm</text:span><text:span text:style-name="T3">).</text:span><text:span text:style-name="T28">none.</text:span><text:span text:style-name="T4">)</text:span><text:span text:style-name="T3">.</text:span><text:span text:style-name="T34">RAM</text:span><text:span text:style-name="T8">..</text:span><text:span text:style-name="T3">)..</text:span><text:span text:style-name="T19">none..</text:span><text:span text:style-name="T3">.......</text:span><text:span text:style-name="T19">..</text:span><text:span text:style-name="T3">.......</text:span><text:span text:style-name="T19">..</text:span><text:span text:style-name="T3">...</text:span></text:p>
      <text:p text:style-name="P10"><text:span text:style-name="T64">T</text:span><text:tab/><text:tab/><text:span text:style-name="T3">.....</text:span><text:span text:style-name="T35">....F007</text:span><text:span text:style-name="T3">..).</text:span><text:span text:style-name="T35">F008</text:span><text:span text:style-name="T3">........</text:span><text:span text:style-name="T40">)</text:span><text:span text:style-name="T3">.</text:span><text:span text:style-name="T45">568</text:span><text:span text:style-name="T41">.</text:span><text:span text:style-name="T3">..........</text:span><text:span text:style-name="T19">..</text:span><text:span text:style-name="T3">.......</text:span><text:span text:style-name="T19">..</text:span><text:span text:style-name="T3">...</text:span></text:p>
      <text:p text:style-name="P10"><text:span text:style-name="T66">N</text:span>_src<text:tab/><text:tab/><text:span text:style-name="T3">...none........)</text:span><text:span text:style-name="T39">Tplus4</text:span><text:span text:style-name="T32">)</text:span><text:span text:style-name="T3">.none.)..</text:span><text:span text:style-name="T40">t.</text:span><text:span text:style-name="T16">..)....</text:span><text:span text:style-name="T4">none..</text:span><text:span text:style-name="T19">..</text:span><text:span text:style-name="T3">.....</text:span><text:span text:style-name="T19">..</text:span><text:span text:style-name="T3">...</text:span></text:p>
      <text:p text:style-name="P10"><text:span text:style-name="T66">N</text:span><text:tab/><text:tab/><text:span text:style-name="T3">.......123</text:span><text:span text:style-name="T44">.</text:span><text:span text:style-name="T3">...........).</text:span><text:span text:style-name="T37">F00</text:span><text:span text:style-name="T40">C..</text:span><text:span text:style-name="T3">...</text:span><text:span text:style-name="T33">.</text:span><text:span text:style-name="T4">..</text:span><text:span text:style-name="T15">)</text:span><text:span text:style-name="T4">..</text:span><text:span text:style-name="T42">321.</text:span><text:span text:style-name="T15">.</text:span><text:span text:style-name="T22">.</text:span><text:span text:style-name="T19">..</text:span><text:span text:style-name="T3">.......</text:span><text:span text:style-name="T19">..</text:span><text:span text:style-name="T3">...</text:span></text:p>
      <text:p text:style-name="P19"><text:span text:style-name="T65">WR</text:span>_src <text:s/><text:tab/><text:span text:style-name="T3">??........none.).</text:span><text:span text:style-name="T4">.</text:span><text:span text:style-name="T5">n...</text:span><text:span text:style-name="T3">).</text:span><text:span text:style-name="T4">none.</text:span><text:span text:style-name="T43">)</text:span><text:span text:style-name="T3">..</text:span><text:span text:style-name="T43">n</text:span><text:span text:style-name="T3">...</text:span><text:span text:style-name="T43">)</text:span><text:span text:style-name="T3">..</text:span><text:span text:style-name="T43">.</text:span><text:span text:style-name="T3">.</text:span><text:span text:style-name="T4">none</text:span><text:span text:style-name="T3">.</text:span><text:span text:style-name="T43">.</text:span><text:span text:style-name="T3">.......</text:span><text:span text:style-name="T19">..</text:span><text:span text:style-name="T3">...</text:span></text:p>
      <text:p text:style-name="P6"><text:span text:style-name="T67">RAM_write</text:span><text:tab/><text:span text:style-name="T3">-----------------------/</text:span><text:span text:style-name="T10">=</text:span><text:span text:style-name="T29">=</text:span><text:span text:style-name="T10">====</text:span><text:span text:style-name="T11">\----------------------------</text:span></text:p>
      <text:p text:style-name="P9"><text:span text:style-name="T71">RAM_</text:span><text:span text:style-name="T72">w</text:span><text:span text:style-name="T71">addr</text:span><text:tab/><text:span text:style-name="T3">???????????????????????..</text:span><text:span text:style-name="T25">SP...</text:span><text:span text:style-name="T3">?????????????????????????????</text:span></text:p>
      <text:p text:style-name="P9"><text:span text:style-name="T71">RAM_d</text:span><text:tab/><text:span text:style-name="T3">???????????????????????</text:span><text:span text:style-name="T23">..</text:span><text:span text:style-name="T31">123</text:span><text:span text:style-name="T44">.</text:span><text:span text:style-name="T3">.?????????????????????????????</text:span></text:p>
      <text:p text:style-name="P21"><text:span text:style-name="T69">RAM_read</text:span><text:tab/><text:span text:style-name="T3">-------------------/</text:span><text:span text:style-name="T10">===</text:span><text:span text:style-name="T11">\-----------------------------------</text:span></text:p>
      <text:p text:style-name="P22"><text:span text:style-name="T70">RAM_raddr</text:span><text:tab/><text:span text:style-name="T3">???????????????????</text:span><text:span text:style-name="T36">F008</text:span><text:span text:style-name="T3">????????????????????????????????????</text:span></text:p>
      <text:p text:style-name="P9"><text:span text:style-name="T68">RAM_q</text:span><text:tab/><text:span text:style-name="T3">?????????????????????????.</text:span><text:span text:style-name="T44">568</text:span><text:span text:style-name="T3">.?????????????????????????????</text:span></text:p>
      <text:p text:style-name="P26"/>
      <text:p text:style-name="P7"><text:span text:style-name="T76">caddr<text:tab/></text:span><text:tab/><text:span text:style-name="T3">?????????????????????????????????????..</text:span><text:span text:style-name="T44">568.</text:span><text:span text:style-name="T3">.???????????????</text:span></text:p>
      <text:p text:style-name="P8"><text:span text:style-name="T77">cready <text:s text:c="3"/><text:tab/></text:span><text:span text:style-name="T3">---------------------------------------------/</text:span><text:span text:style-name="T10">=====</text:span><text:span text:style-name="T11">\-------</text:span></text:p>
      <text:p text:style-name="P8"><text:span text:style-name="T76">cdata<text:tab/></text:span><text:tab/><text:span text:style-name="T3">??????????????????????????????????</text:span><text:span text:style-name="T48">????????</text:span><text:span text:style-name="T3">???.</text:span><text:span text:style-name="T48">4321</text:span><text:span text:style-name="T3">.????????</text:span></text:p>
      <text:p text:style-name="P31"/>
      <text:h text:style-name="Heading_20_2" text:outline-level="2">ROM</text:h>
      <text:p text:style-name="P33">The ROM interface uses CADDR, CDATA, and CREADY. It’s the CPU’s interface to large ROM. When CADDR changes, CREADY drops until CDATA matches the new data. <text:span text:style-name="T88">Usually it’s a synchronous-read ROM. A dumb version would not look ahead:</text:span></text:p>
      <text:p text:style-name="P31"/>
      <text:p text:style-name="P34"><text:span text:style-name="T88">clk<text:tab/></text:span><text:tab/><text:span text:style-name="T3">-----/</text:span><text:span text:style-name="T10">=</text:span><text:span text:style-name="T29">=</text:span><text:span text:style-name="T10">====</text:span><text:span text:style-name="T11">\------/</text:span><text:span text:style-name="T10">=</text:span><text:span text:style-name="T29">=</text:span><text:span text:style-name="T10">====</text:span><text:span text:style-name="T11">\------/</text:span><text:span text:style-name="T10">=</text:span><text:span text:style-name="T29">=</text:span><text:span text:style-name="T10">====</text:span><text:span text:style-name="T11">\------/</text:span><text:span text:style-name="T10">=</text:span><text:span text:style-name="T29">=</text:span><text:span text:style-name="T10">====</text:span><text:span text:style-name="T11">\----</text:span></text:p>
      <text:p text:style-name="P35"><text:span text:style-name="T76">caddr<text:tab/></text:span><text:tab/><text:span text:style-name="T3">...</text:span><text:span text:style-name="T62">0</text:span><text:span text:style-name="T44">.</text:span><text:span text:style-name="T3">.</text:span><text:span text:style-name="T62">)....</text:span><text:span text:style-name="T3">..</text:span><text:span text:style-name="T62">1</text:span><text:span text:style-name="T3">....</text:span><text:span text:style-name="T19">..</text:span><text:span text:style-name="T62">)</text:span><text:span text:style-name="T3">.......</text:span><text:span text:style-name="T19">..</text:span><text:span text:style-name="T3">...</text:span><text:span text:style-name="T62">2</text:span><text:span text:style-name="T3">.</text:span><text:span text:style-name="T19">..</text:span><text:span text:style-name="T3">........</text:span><text:span text:style-name="T19">..</text:span><text:span text:style-name="T3">.</text:span><text:span text:style-name="T62">)...</text:span><text:span text:style-name="T3">.</text:span><text:span text:style-name="T62">3</text:span><text:span text:style-name="T3">..</text:span><text:span text:style-name="T19">..</text:span><text:span text:style-name="T3">.</text:span></text:p>
      <text:p text:style-name="P36"><text:span text:style-name="T77">cready <text:s text:c="3"/><text:tab/></text:span><text:span text:style-name="T62">=======???</text:span><text:span text:style-name="T63">\</text:span><text:span text:style-name="T3">------------------------???/</text:span><text:span text:style-name="T10">=</text:span><text:span text:style-name="T62">=========???</text:span><text:span text:style-name="T63">\</text:span><text:span text:style-name="T11">------</text:span></text:p>
      <text:p text:style-name="P35"><text:span text:style-name="T76">cdata<text:tab/></text:span><text:tab/><text:span text:style-name="T3">...</text:span><text:span text:style-name="T19">..</text:span><text:span text:style-name="T3">..???....</text:span><text:span text:style-name="T62">123...</text:span><text:span text:style-name="T3">.???...</text:span><text:span text:style-name="T62">456</text:span><text:span text:style-name="T3">...</text:span><text:span text:style-name="T19">.???.</text:span><text:span text:style-name="T3">..</text:span><text:span text:style-name="T63">789</text:span><text:span text:style-name="T3">.....???</text:span><text:span text:style-name="T19">..</text:span><text:span text:style-name="T3">.</text:span><text:span text:style-name="T63">ABC</text:span><text:span text:style-name="T3">..</text:span></text:p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ing" svg:font-family="Timing" style:font-family-generic="roman" style:font-pitch="fixed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201in" fo:border-left="none" fo:border-right="none" fo:border-top="0.99pt solid #000000" fo:border-bottom="none"/>
      <style:text-properties officeooo:rsid="006507d5" officeooo:paragraph-rsid="006507d5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32 Waveforms<text:tab/><text:tab/>Page <text:page-number text:select-page="current">0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58:56.873000000</meta:creation-date>
    <meta:editing-duration>PT37M55S</meta:editing-duration>
    <meta:editing-cycles>17</meta:editing-cycles>
    <meta:generator>LibreOffice/6.1.4.2$Windows_X86_64 LibreOffice_project/9d0f32d1f0b509096fd65e0d4bec26ddd1938fd3</meta:generator>
    <dc:date>2019-05-05T09:00:14.063000000</dc:date>
    <meta:document-statistic meta:table-count="0" meta:image-count="0" meta:object-count="0" meta:page-count="2" meta:paragraph-count="61" meta:word-count="272" meta:character-count="4012" meta:non-whitespace-character-count="3774"/>
  </office:meta>
</office:document-meta>
</file>